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svg:stroke-width="0.081cm" svg:stroke-color="#0000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6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66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7.2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04cm" svg:y1="6.912cm" svg:x2="17.252cm" svg:y2="6.912cm">
          <text:p/>
        </draw:line>
        <draw:custom-shape draw:style-name="gr3" draw:text-style-name="P3" draw:layer="layout" svg:width="2.54cm" svg:height="0.762cm" svg:x="2.286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17.452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10.486cm" svg:y="8.326cm">
          <text:p text:style-name="P1"><text:span text:style-name="T3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cm" svg:height="0.762cm" svg:x="5.486cm" svg:y="8.526cm">
          <text:p text:style-name="P1"><text:span text:style-name="T3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layer="layout" svg:x1="10.922cm" svg:y1="9.068cm" svg:x2="6.858cm" svg:y2="7.112cm">
          <text:p/>
        </draw:line>
        <draw:custom-shape draw:style-name="gr5" draw:text-style-name="P6" draw:layer="layout" svg:width="3.302cm" svg:height="2.032cm" svg:x="5.188cm" svg:y="5.226cm">
          <text:list text:style-name="L2">
            <text:list-header>
              <text:p text:style-name="P5"><text:span text:style-name="T4">- Initially unprotected</text:span><text:span text:style-name="T4"><text:line-break/></text:span><text:span text:style-name="T4">- IMSI can be found in</text:span></text:p>
              <text:p text:style-name="P5"><text:span text:style-name="T4">clear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2.032cm" svg:x="5.088cm" svg:y="6.826cm">
          <text:p text:style-name="P5"><text:span text:style-name="T4">Eavesdropping</text:span></text:p>
          <text:p text:style-name="P5"><text:span text:style-name="T4">unprotected IMS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02cm" svg:height="2.032cm" svg:x="1.088cm" svg:y="8.026cm">
          <text:list text:style-name="L2">
            <text:list-header>
              <text:p text:style-name="P5"><text:span text:style-name="T4">- AIC requests IMSI</text:span></text:p>
              <text:p text:style-name="P5"><text:span text:style-name="T4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9.985cm" svg:y="5.226cm">
          <text:p text:style-name="P1"><text:span text:style-name="T5">can be untruste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318cm" svg:height="1.778cm" svg:x="9.652cm" svg:y="9.068cm">
          <text:p text:style-name="P1">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318cm" svg:height="1.778cm" svg:x="4.553cm" svg:y="9.269cm">
          <text:p text:style-name="P1">A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layer="layout" svg:x1="5.588cm" svg:y1="9.288cm" svg:x2="3.556cm" svg:y2="7.87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6-13T23:56:15.304296142</dc:date>
    <meta:editing-duration>PT5H30M18S</meta:editing-duration>
    <meta:editing-cycles>31</meta:editing-cycles>
    <meta:generator>LibreOffice/4.2.8.2$Linux_X86_64 LibreOffice_project/420m0$Build-2</meta:generator>
    <dc:creator>Khan A</dc:creator>
    <meta:document-statistic meta:object-count="40"/>
  </office:meta>
</office:document-meta>
</file>